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table:formula="of:=[.J29]-[.K29]" office:value-type="float" office:value="20100" calcext:value-type="float">
            <text:p>201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K29]-60000-[.L2]" office:value-type="float" office:value="40100" calcext:value-type="float">
            <text:p>40100</text:p>
          </table:table-cell>
          <table:table-cell table:number-columns-repeated="3"/>
          <table:table-cell table:formula="of:=[.K29]-[.K2]" office:value-type="float" office:value="173000" calcext:value-type="float">
            <text:p>1730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23900" calcext:value-type="float">
            <text:p>239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196900" calcext:value-type="float">
            <text:p>196900</text:p>
          </table:table-cell>
          <table:table-cell table:style-name="ce15" table:formula="of:=SUM([.K2:.K27];[.K33])" office:value-type="float" office:value="176800" calcext:value-type="float">
            <text:p>1768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1675.12899896801" calcext:value-type="float">
            <text:p>1675.128998968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149.6732026144" calcext:value-type="float">
            <text:p>37149.6732026144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table:style-name="ce15" table:formula="of:=SUM([.B59:.F59])" office:value-type="float" office:value="14600" calcext:value-type="float">
            <text:p>146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795.294117647059" calcext:value-type="float">
            <text:p>795.29411764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795.294117647059" calcext:value-type="float">
            <text:p>795.294117647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795.294117647059" calcext:value-type="float">
            <text:p>795.29411764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795.294117647059" calcext:value-type="float">
            <text:p>795.29411764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office:value-type="string" calcext:value-type="string">
            <text:p>+Lusine</text:p>
          </table:table-cell>
          <table:table-cell table:number-columns-repeated="4"/>
          <table:table-cell table:formula="of:=SUM([.B82:.F82])" office:value-type="float" office:value="795.294117647059" calcext:value-type="float">
            <text:p>795.294117647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795.294117647059" calcext:value-type="float">
            <text:p>795.2941176471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82:.F82])" office:value-type="float" office:value="795.294117647059" calcext:value-type="float">
            <text:p>795.29411764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795.294117647059" calcext:value-type="float">
            <text:p>795.29411764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360" calcext:value-type="float">
            <text:p>36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795.294117647059" calcext:value-type="float">
            <text:p>795.29411764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435.294117647059" calcext:value-type="float">
            <text:p>435.294117647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795.294117647059" calcext:value-type="float">
            <text:p>795.294117647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360" calcext:value-type="float">
            <text:p>36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795.294117647059" calcext:value-type="float">
            <text:p>795.29411764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795.294117647059" calcext:value-type="float">
            <text:p>795.294117647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795.294117647059" calcext:value-type="float">
            <text:p>795.294117647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795.294117647059" calcext:value-type="float">
            <text:p>795.29411764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795.294117647059" calcext:value-type="float">
            <text:p>795.29411764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20" office:value-type="float" office:value="360" calcext:value-type="float">
            <text:p>36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795.294117647059" calcext:value-type="float">
            <text:p>795.294117647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C82])" office:value-type="float" office:value="360" calcext:value-type="float">
            <text:p>36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14240" calcext:value-type="float">
            <text:p>1424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1:27:03.005296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8T11:28:34.449619075</dc:date>
    <meta:editing-duration>P10DT9H26M56S</meta:editing-duration>
    <meta:editing-cycles>3239</meta:editing-cycles>
    <meta:generator>LibreOffice/4.2.8.2$Linux_X86_64 LibreOffice_project/420m0$Build-2</meta:generator>
    <meta:document-statistic meta:table-count="19" meta:cell-count="8890" meta:object-count="0"/>
  </office:meta>
</office:document-meta>
</file>